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3326in"/>
    </style:style>
    <style:style style:name="Table1.B" style:family="table-column">
      <style:table-column-properties style:column-width="3.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3" style:family="paragraph" style:parent-style-name="Standard" style:list-style-name="WWNum12">
      <loext:graphic-properties draw:fill="solid" draw:fill-color="#ffffff"/>
      <style:paragraph-properties fo:margin-left="0.5in" fo:margin-right="0in" fo:margin-top="0.0835in" fo:margin-bottom="0in" loext:contextual-spacing="false" fo:line-height="100%" fo:text-indent="-0.25in" style:auto-text-indent="false" fo:background-color="#ffffff" fo:padding="0in" fo:border="none"/>
    </style:style>
    <style:style style:name="P4" style:family="paragraph" style:parent-style-name="Standard" style:list-style-name="WWNum10">
      <loext:graphic-properties draw:fill="solid" draw:fill-color="#ffffff"/>
      <style:paragraph-properties fo:margin-left="0.5in" fo:margin-right="0in" fo:margin-top="0.0835in" fo:margin-bottom="0in" loext:contextual-spacing="false" fo:line-height="100%" fo:text-indent="-0.25in" style:auto-text-indent="false" fo:background-color="#ffffff" fo:padding="0in" fo:border="none"/>
    </style:style>
    <style:style style:name="P5" style:family="paragraph" style:parent-style-name="Standard" style:list-style-name="WWNum7">
      <loext:graphic-properties draw:fill="solid" draw:fill-color="#ffffff"/>
      <style:paragraph-properties fo:margin-left="0.5in" fo:margin-right="0in" fo:margin-top="0.0835in" fo:margin-bottom="0in" loext:contextual-spacing="false" fo:line-height="100%" fo:text-indent="-0.25in" style:auto-text-indent="false" fo:background-color="#ffffff" fo:padding="0in" fo:border="none"/>
    </style:style>
    <style:style style:name="P6" style:family="paragraph" style:parent-style-name="Standard" style:list-style-name="WWNum11">
      <loext:graphic-properties draw:fill="solid" draw:fill-color="#ffffff"/>
      <style:paragraph-properties fo:margin-left="0.5in" fo:margin-right="0in" fo:margin-top="0.0835in" fo:margin-bottom="0in" loext:contextual-spacing="false" fo:line-height="100%" fo:text-indent="-0.25in" style:auto-text-indent="false" fo:background-color="#ffffff" fo:padding="0in" fo:border="none"/>
    </style:style>
    <style:style style:name="P7" style:family="paragraph" style:parent-style-name="Standard" style:list-style-name="WWNum4">
      <loext:graphic-properties draw:fill="solid" draw:fill-color="#ffffff"/>
      <style:paragraph-properties fo:margin-left="0.5in" fo:margin-right="0in" fo:margin-top="0.0835in" fo:margin-bottom="0in" loext:contextual-spacing="false" fo:line-height="100%" fo:text-indent="-0.25in" style:auto-text-indent="false" fo:background-color="#ffffff" fo:padding="0in" fo:border="none"/>
    </style:style>
    <style:style style:name="P8" style:family="paragraph" style:parent-style-name="Standard" style:list-style-name="WWNum3">
      <loext:graphic-properties draw:fill="solid" draw:fill-color="#ffffff"/>
      <style:paragraph-properties fo:margin-left="0.5in" fo:margin-right="0in" fo:margin-top="0.0835in" fo:margin-bottom="0in" loext:contextual-spacing="false" fo:line-height="100%" fo:text-indent="-0.25in" style:auto-text-indent="false" fo:background-color="#ffffff" fo:padding="0in" fo:border="none"/>
    </style:style>
    <style:style style:name="P9" style:family="paragraph" style:parent-style-name="Standard" style:list-style-name="WWNum9">
      <loext:graphic-properties draw:fill="solid" draw:fill-color="#ffffff"/>
      <style:paragraph-properties fo:margin-left="0.5in" fo:margin-right="0in" fo:margin-top="0.0835in" fo:margin-bottom="0in" loext:contextual-spacing="false" fo:line-height="100%" fo:text-indent="-0.25in" style:auto-text-indent="false" fo:background-color="#ffffff" fo:padding="0in" fo:border="none"/>
    </style:style>
    <style:style style:name="P10" style:family="paragraph" style:parent-style-name="Standard" style:list-style-name="WWNum6">
      <loext:graphic-properties draw:fill="solid" draw:fill-color="#ffffff"/>
      <style:paragraph-properties fo:margin-left="0.5in" fo:margin-right="0in" fo:margin-top="0.0835in" fo:margin-bottom="0in" loext:contextual-spacing="false" fo:line-height="100%" fo:text-indent="-0.25in" style:auto-text-indent="false" fo:background-color="#ffffff" fo:padding="0in" fo:border="none"/>
    </style:style>
    <style:style style:name="P11" style:family="paragraph" style:parent-style-name="Standard"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2" style:family="paragraph" style:parent-style-name="Standard" style:list-style-name="WWNum10">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3"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4" style:family="paragraph" style:parent-style-name="Standard" style:list-style-name="WWNum11">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5"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6"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7" style:family="paragraph" style:parent-style-name="Standard" style:list-style-name="WWNum9">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8"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2">
      <loext:graphic-properties draw:fill="solid" draw:fill-color="#ffffff"/>
      <style:paragraph-properties fo:margin-left="0.5in" fo:margin-right="0in" fo:margin-top="0in" fo:margin-bottom="0.2083in" loext:contextual-spacing="false" fo:line-height="100%" fo:text-indent="-0.25in" style:auto-text-indent="false" fo:background-color="#ffffff" fo:padding="0in" fo:border="none"/>
    </style:style>
    <style:style style:name="P24" style:family="paragraph" style:parent-style-name="Standard" style:list-style-name="WWNum10">
      <loext:graphic-properties draw:fill="solid" draw:fill-color="#ffffff"/>
      <style:paragraph-properties fo:margin-left="0.5in" fo:margin-right="0in" fo:margin-top="0in" fo:margin-bottom="0.2083in" loext:contextual-spacing="false" fo:line-height="100%" fo:text-indent="-0.25in" style:auto-text-indent="false" fo:background-color="#ffffff" fo:padding="0in" fo:border="none"/>
    </style:style>
    <style:style style:name="P25" style:family="paragraph" style:parent-style-name="Standard" style:list-style-name="WWNum7">
      <loext:graphic-properties draw:fill="solid" draw:fill-color="#ffffff"/>
      <style:paragraph-properties fo:margin-left="0.5in" fo:margin-right="0in" fo:margin-top="0in" fo:margin-bottom="0.2083in" loext:contextual-spacing="false" fo:line-height="100%" fo:text-indent="-0.25in" style:auto-text-indent="false" fo:background-color="#ffffff" fo:padding="0in" fo:border="none"/>
    </style:style>
    <style:style style:name="P26" style:family="paragraph" style:parent-style-name="Standard" style:list-style-name="WWNum11">
      <loext:graphic-properties draw:fill="solid" draw:fill-color="#ffffff"/>
      <style:paragraph-properties fo:margin-left="0.5in" fo:margin-right="0in" fo:margin-top="0in" fo:margin-bottom="0.2083in" loext:contextual-spacing="false" fo:line-height="100%" fo:text-indent="-0.25in" style:auto-text-indent="false" fo:background-color="#ffffff" fo:padding="0in" fo:border="none"/>
    </style:style>
    <style:style style:name="P27" style:family="paragraph" style:parent-style-name="Standard" style:list-style-name="WWNum4">
      <loext:graphic-properties draw:fill="solid" draw:fill-color="#ffffff"/>
      <style:paragraph-properties fo:margin-left="0.5in" fo:margin-right="0in" fo:margin-top="0in" fo:margin-bottom="0.2083in" loext:contextual-spacing="false" fo:line-height="100%" fo:text-indent="-0.25in" style:auto-text-indent="false" fo:background-color="#ffffff" fo:padding="0in" fo:border="none"/>
    </style:style>
    <style:style style:name="P28"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10">
      <style:paragraph-properties fo:margin-left="1in" fo:margin-right="0in" fo:margin-top="0in" fo:margin-bottom="0in" loext:contextual-spacing="false" fo:line-height="100%" fo:text-indent="-0.25in" style:auto-text-indent="false" fo:padding="0in" fo:border="none"/>
    </style:style>
    <style:style style:name="P37" style:family="paragraph" style:parent-style-name="Standard" style:list-style-name="WWNum7">
      <style:paragraph-properties fo:margin-left="1in" fo:margin-right="0in" fo:margin-top="0in" fo:margin-bottom="0in" loext:contextual-spacing="false" fo:line-height="100%" fo:text-indent="-0.25in" style:auto-text-indent="false" fo:padding="0in" fo:border="none"/>
    </style:style>
    <style:style style:name="P38" style:family="paragraph" style:parent-style-name="Standard" style:list-style-name="WWNum11">
      <style:paragraph-properties fo:margin-left="1in" fo:margin-right="0in" fo:margin-top="0in" fo:margin-bottom="0in" loext:contextual-spacing="false" fo:line-height="100%" fo:text-indent="-0.25in" style:auto-text-indent="false" fo:padding="0in" fo:border="none"/>
    </style:style>
    <style:style style:name="P39" style:family="paragraph" style:parent-style-name="Standard" style:list-style-name="WWNum4">
      <style:paragraph-properties fo:margin-left="1in" fo:margin-right="0in" fo:margin-top="0in" fo:margin-bottom="0in" loext:contextual-spacing="false" fo:line-height="100%" fo:text-indent="-0.25in" style:auto-text-indent="false" fo:padding="0in" fo:border="none"/>
    </style:style>
    <style:style style:name="P40" style:family="paragraph" style:parent-style-name="Standard" style:list-style-name="WWNum3">
      <style:paragraph-properties fo:margin-left="1in" fo:margin-right="0in" fo:margin-top="0in" fo:margin-bottom="0in" loext:contextual-spacing="false" fo:line-height="100%" fo:text-indent="-0.25in" style:auto-text-indent="false" fo:padding="0in" fo:border="none"/>
    </style:style>
    <style:style style:name="P41" style:family="paragraph" style:parent-style-name="Standard" style:list-style-name="WWNum9">
      <style:paragraph-properties fo:margin-left="1in" fo:margin-right="0in" fo:margin-top="0in" fo:margin-bottom="0in" loext:contextual-spacing="false" fo:line-height="100%" fo:text-indent="-0.25in" style:auto-text-indent="false" fo:padding="0in" fo:border="none"/>
    </style:style>
    <style:style style:name="P42" style:family="paragraph" style:parent-style-name="Standard" style:list-style-name="WWNum6">
      <style:paragraph-properties fo:margin-left="1in" fo:margin-right="0in" fo:margin-top="0in" fo:margin-bottom="0in" loext:contextual-spacing="false" fo:line-height="100%" fo:text-indent="-0.25in" style:auto-text-indent="false" fo:padding="0in" fo:border="none"/>
    </style:style>
    <style:style style:name="P43" style:family="paragraph" style:parent-style-name="Standard" style:list-style-name="WWNum3">
      <style:paragraph-properties fo:margin-left="1in" fo:margin-right="0in" fo:margin-top="0in" fo:margin-bottom="0.2917in" loext:contextual-spacing="false" fo:line-height="100%" fo:text-indent="-0.25in" style:auto-text-indent="false" fo:padding="0in" fo:border="none"/>
    </style:style>
    <style:style style:name="P44" style:family="paragraph" style:parent-style-name="Standard" style:list-style-name="WWNum9">
      <style:paragraph-properties fo:margin-left="1in" fo:margin-right="0in" fo:margin-top="0in" fo:margin-bottom="0.2917in" loext:contextual-spacing="false" fo:line-height="100%" fo:text-indent="-0.25in" style:auto-text-indent="false" fo:padding="0in" fo:border="none"/>
    </style:style>
    <style:style style:name="P45" style:family="paragraph" style:parent-style-name="Standard" style:list-style-name="WWNum6">
      <style:paragraph-properties fo:margin-left="1in" fo:margin-right="0in" fo:margin-top="0in" fo:margin-bottom="0.2917in" loext:contextual-spacing="false" fo:line-height="100%" fo:text-indent="-0.25in" style:auto-text-indent="false" fo:padding="0in" fo:border="none"/>
    </style:style>
    <style:style style:name="P4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8" style:family="paragraph" style:parent-style-name="Heading_20_3">
      <style:paragraph-properties fo:margin-top="0.1945in" fo:margin-bottom="0.0555in" loext:contextual-spacing="false" fo:line-height="100%" fo:keep-together="auto" fo:keep-with-next="auto"/>
    </style:style>
    <style:style style:name="P49" style:family="paragraph" style:parent-style-name="Heading_20_3">
      <loext:graphic-properties draw:fill="solid" draw:fill-color="#ffffff"/>
      <style:paragraph-properties fo:margin-top="0.1945in" fo:margin-bottom="0.0555in" loext:contextual-spacing="false" fo:line-height="160%" fo:keep-together="auto" fo:background-color="#ffffff" fo:padding="0in" fo:border="none" fo:keep-with-next="auto"/>
    </style:style>
    <style:style style:name="P50" style:family="paragraph" style:parent-style-name="Heading_20_3" style:master-page-name="Standard">
      <style:paragraph-properties fo:margin-top="0.1945in" fo:margin-bottom="0.0555in" loext:contextual-spacing="false" fo:line-height="100%" fo:keep-together="auto" style:page-number="1" fo:keep-with-next="auto"/>
    </style:style>
    <style:style style:name="P51" style:family="paragraph" style:parent-style-name="Heading_20_4">
      <style:paragraph-properties fo:margin-top="0.1665in" fo:margin-bottom="0.028in" loext:contextual-spacing="false" fo:line-height="100%" fo:keep-together="auto" fo:keep-with-next="auto"/>
    </style:style>
    <style:style style:name="P52" style:family="paragraph" style:parent-style-name="Heading_20_4">
      <loext:graphic-properties draw:fill="solid" draw:fill-color="#ffffff"/>
      <style:paragraph-properties fo:margin-top="0.1665in" fo:margin-bottom="0.028in" loext:contextual-spacing="false" fo:line-height="150%" fo:keep-together="auto" fo:background-color="#ffffff" fo:padding="0in" fo:border="none" fo:keep-with-next="auto"/>
    </style:style>
    <style:style style:name="P53" style:family="paragraph">
      <loext:graphic-properties draw:fill="solid" draw:fill-color="#a0a0a0"/>
      <style:paragraph-properties fo:text-align="center"/>
    </style:style>
    <style:style style:name="T1" style:family="text">
      <style:text-properties fo:color="#000000" fo:font-size="13pt" fo:font-weight="bold" style:font-size-asian="13pt" style:font-weight-asian="bold" style:font-size-complex="13pt"/>
    </style:style>
    <style:style style:name="T2" style:family="text">
      <style:text-properties fo:color="#000000" fo:font-size="11pt" fo:font-weight="bold" style:font-size-asian="11pt" style:font-weight-asian="bold" style:font-size-complex="11pt"/>
    </style:style>
    <style:style style:name="T3" style:family="text">
      <style:text-properties fo:color="#1155cc" fo:font-size="13pt" style:text-underline-style="solid" style:text-underline-width="auto" style:text-underline-color="font-color" fo:font-weight="bold" style:font-size-asian="13pt" style:font-weight-asian="bold" style:font-size-complex="13pt"/>
    </style:style>
    <style:style style:name="T4" style:family="text">
      <style:text-properties fo:color="#0d0d0d" fo:font-weight="bold" style:font-weight-asian="bold"/>
    </style:style>
    <style:style style:name="T5" style:family="text">
      <style:text-properties fo:color="#0d0d0d"/>
    </style:style>
    <style:style style:name="T6" style:family="text">
      <style:text-properties fo:color="#0d0d0d" fo:font-size="12pt" fo:font-weight="bold" style:font-size-asian="12pt" style:font-weight-asian="bold" style:font-size-complex="12pt"/>
    </style:style>
    <style:style style:name="T7" style:family="text">
      <style:text-properties fo:font-size="11pt" style:font-size-asian="11pt" style:font-size-complex="11pt"/>
    </style:style>
    <style:style style:name="T8" style:family="text">
      <style:text-properties fo:font-weight="bold" style:font-weight-asian="bold"/>
    </style:style>
    <style:style style:name="T9" style:family="text">
      <style:text-properties fo:color="#188038" style:font-name="Roboto Mono" style:font-name-asian="Roboto Mono1" style:font-name-complex="Roboto Mono1"/>
    </style:style>
    <style:style style:name="T10" style:family="text">
      <style:text-properties fo:color="#188038" style:font-name="Roboto Mono" fo:font-weight="bold" style:font-name-asian="Roboto Mono1" style:font-weight-asian="bold" style:font-name-complex="Roboto Mono1"/>
    </style:style>
    <style:style style:name="T11" style:family="text">
      <style:text-properties fo:font-size="12pt" fo:font-weight="bold" style:font-size-asian="12pt" style:font-weight-asian="bold" style:font-size-complex="12pt"/>
    </style:style>
    <style:style style:name="T12" style:family="text">
      <style:text-properties fo:font-size="12pt" style:font-size-asian="12pt"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r274h93mgefx"/><text:span text:style-name="T1">1. Text Processing (Link:</text:span><text:a xlink:type="simple" xlink:href="https://www.theiotacademy.co/blog/what-is-text-processing-methods/" text:style-name="ListLabel_20_109" text:visited-style-name="ListLabel_20_109"><text:span text:style-name="T1"> </text:span></text:a><text:a xlink:type="simple" xlink:href="https://www.theiotacademy.co/blog/what-is-text-processing-methods/" text:style-name="ListLabel_20_110" text:visited-style-name="ListLabel_20_110"><text:span text:style-name="T3">What is Text Processing?</text:span></text:a><text:span text:style-name="T1">)</text:span></text:p>
      <text:p text:style-name="P51"><text:bookmark text:name="_w23cpesbmkg6"/><text:span text:style-name="T2">What is Text Processing?</text:span></text:p>
      <text:p text:style-name="P1">Text processing is the method of transforming raw text data into a structured format that can be analyzed and understood. It's a key step in Natural Language Processing (NLP) and helps in various tasks like data cleaning, text classification, sentiment analysis, machine translation, and more.</text:p>
      <text:p text:style-name="P1">Text processing refers to a series of steps used to clean and prepare text for analysis. The ultimate goal of text processing is to make raw, unstructured text usable for tasks like sentiment analysis, classification, and machine translation.</text:p>
      <text:p text:style-name="P52"><text:bookmark text:name="_emmtg1fa8m2k"/><text:span text:style-name="T4">Applications of Text Processing</text:span></text:p>
      <text:list xml:id="list1470749229" text:style-name="WWNum12">
        <text:list-item>
          <text:p text:style-name="P3"><text:span text:style-name="T5">Sentiment Analysis: Determining if a text expresses positive, negative, or neutral emotions.</text:span></text:p>
        </text:list-item>
        <text:list-item>
          <text:p text:style-name="P11"><text:span text:style-name="T5">Chatbots and Virtual Assistants: Preparing data for chat interfaces to interact with users.</text:span></text:p>
        </text:list-item>
        <text:list-item>
          <text:p text:style-name="P11"><text:span text:style-name="T5">Text Classification: Categorizing text into predefined topics or genres.</text:span></text:p>
        </text:list-item>
        <text:list-item>
          <text:p text:style-name="P23"><text:span text:style-name="T5">Information Retrieval: Extracting key information from large datasets.</text:span></text:p>
        </text:list-item>
      </text:list>
      <text:p text:style-name="P1">There are several methods in text processing:</text:p>
      <text:p text:style-name="P49"><text:bookmark text:name="_pa5vc9evlifd"/><text:span text:style-name="T6">Key Text Processing Methods</text:span></text:p>
      <text:p text:style-name="P52"><text:bookmark text:name="_irwqhdaq86r8"/><text:span text:style-name="T4">Tokenization</text:span></text:p>
      <text:list xml:id="list437546272" text:style-name="WWNum10">
        <text:list-item>
          <text:p text:style-name="P4"><text:span text:style-name="T5">What It Is: Tokenization is the process of breaking down a text into smaller pieces, called tokens. Tokens can be words, sentences, or even phrases.</text:span></text:p>
        </text:list-item>
        <text:list-item>
          <text:p text:style-name="P12"><text:span text:style-name="T5">Why It’s Useful: Tokenization helps in analyzing each part of the text individually. By breaking down text, we can apply further processing on specific words or sentences.</text:span></text:p>
        </text:list-item>
        <text:list-item>
          <text:p text:style-name="P12"><text:span text:style-name="T5">Example:</text:span></text:p>
          <text:list>
            <text:list-item>
              <text:p text:style-name="P36"><text:span text:style-name="T5">Input Text: “Text processing is essential in NLP.”</text:span></text:p>
            </text:list-item>
            <text:list-item>
              <text:p text:style-name="P36"><text:span text:style-name="T5">Tokenized Text (Word-Level): [“Text”, “processing”, “is”, “essential”, “in”, “NLP”]</text:span></text:p>
            </text:list-item>
          </text:list>
        </text:list-item>
        <text:list-item>
          <text:p text:style-name="P24"><text:span text:style-name="T5">Tools: Most programming languages have libraries for tokenization. In Python, the libraries NLTK and SpaCy offer robust tokenization functions.</text:span></text:p>
        </text:list-item>
      </text:list>
      <text:p text:style-name="P52"><text:bookmark text:name="_55oda8ih8ih2"/><text:span text:style-name="T4">Stop Word Removal</text:span></text:p>
      <text:list xml:id="list205444272" text:style-name="WWNum7">
        <text:list-item>
          <text:p text:style-name="P5"><text:span text:style-name="T5">What It Is: Stop words are common words that usually add little meaning to sentences, like "the," "is," "in," etc. Stop word removal involves filtering out these words to focus on the main content.</text:span></text:p>
        </text:list-item>
        <text:list-item>
          <text:p text:style-name="P13"><text:soft-page-break/><text:span text:style-name="T5">Why It’s Useful: Removing stop words reduces noise and processing load, allowing algorithms to focus on meaningful terms.</text:span></text:p>
        </text:list-item>
        <text:list-item>
          <text:p text:style-name="P13"><text:span text:style-name="T5">Example:</text:span></text:p>
          <text:list>
            <text:list-item>
              <text:p text:style-name="P37"><text:span text:style-name="T5">Input Text: “NLP is transforming the way we interact with technology.”</text:span></text:p>
            </text:list-item>
            <text:list-item>
              <text:p text:style-name="P37"><text:span text:style-name="T5">After Stop-Word Removal: [“NLP”, “transforming”, “way”, “interact”, “technology”]</text:span></text:p>
            </text:list-item>
          </text:list>
        </text:list-item>
        <text:list-item>
          <text:p text:style-name="P25"><text:span text:style-name="T5">Tools: Most NLP libraries, including NLTK, have built-in lists of stop words that can be easily accessed and modified.</text:span></text:p>
        </text:list-item>
      </text:list>
      <text:p text:style-name="P52"><text:bookmark text:name="_k8nwjrkcy8xj"/><text:span text:style-name="T4">Stemming</text:span></text:p>
      <text:list xml:id="list4055962918" text:style-name="WWNum11">
        <text:list-item>
          <text:p text:style-name="P6"><text:span text:style-name="T5">What It Is: Stemming reduces words to their base or root form by stripping suffixes. For example, “running” becomes “run” and “connected” becomes “connect.”</text:span></text:p>
        </text:list-item>
        <text:list-item>
          <text:p text:style-name="P14"><text:span text:style-name="T5">Why It’s Useful: Stemming allows different forms of a word to be considered the same, which can be useful for search engines and text categorization.</text:span></text:p>
        </text:list-item>
        <text:list-item>
          <text:p text:style-name="P14"><text:span text:style-name="T5">Example:</text:span></text:p>
          <text:list>
            <text:list-item>
              <text:p text:style-name="P38"><text:span text:style-name="T5">Input Text: “The students are studying hard.”</text:span></text:p>
            </text:list-item>
            <text:list-item>
              <text:p text:style-name="P38"><text:span text:style-name="T5">Stemmed Text: [“The”, “student”, “are”, “studi”, “hard”]</text:span></text:p>
            </text:list-item>
          </text:list>
        </text:list-item>
        <text:list-item>
          <text:p text:style-name="P26"><text:span text:style-name="T5">Limitations: Stemming might produce non-standard words that don’t always make sense in the original language.</text:span></text:p>
        </text:list-item>
      </text:list>
      <text:p text:style-name="P52"><text:bookmark text:name="_omkvyie3u0bm"/><text:span text:style-name="T4">Lemmatization</text:span></text:p>
      <text:list xml:id="list2419615003" text:style-name="WWNum4">
        <text:list-item>
          <text:p text:style-name="P7"><text:span text:style-name="T5">What It Is: Lemmatization also reduces words to their base forms, but unlike stemming, it uses language rules to produce grammatically correct base forms.</text:span></text:p>
        </text:list-item>
        <text:list-item>
          <text:p text:style-name="P15"><text:span text:style-name="T5">Why It’s Useful: Lemmatization maintains the meaning of words, making it more accurate for language-based applications.</text:span></text:p>
        </text:list-item>
        <text:list-item>
          <text:p text:style-name="P15"><text:span text:style-name="T5">Example:</text:span></text:p>
          <text:list>
            <text:list-item>
              <text:p text:style-name="P39"><text:span text:style-name="T5">Input Text: “The students are studying hard.”</text:span></text:p>
            </text:list-item>
            <text:list-item>
              <text:p text:style-name="P39"><text:span text:style-name="T5">Lemmatized Text: [“The”, “student”, “are”, “study”, “hard”]</text:span></text:p>
            </text:list-item>
          </text:list>
        </text:list-item>
        <text:list-item>
          <text:p text:style-name="P27"><text:span text:style-name="T5">Tools: Libraries like NLTK and SpaCy offer functions for lemmatization, and they use large language corpora for accuracy.</text:span></text:p>
        </text:list-item>
      </text:list>
      <text:p text:style-name="P52"><text:bookmark text:name="_iv1fojlb1rhq"/><text:span text:style-name="T4">Vectorization</text:span></text:p>
      <text:list xml:id="list3617581274" text:style-name="WWNum3">
        <text:list-item>
          <text:p text:style-name="P8"><text:span text:style-name="T5">What It Is: Vectorization transforms text into numerical data, which is necessary for machine learning models to interpret text. Common methods include Bag-of-Words (BoW) and Term Frequency-Inverse Document Frequency (TF-IDF).</text:span></text:p>
        </text:list-item>
        <text:list-item>
          <text:p text:style-name="P16"><text:soft-page-break/><text:span text:style-name="T5">Bag-of-Words (BoW): This model represents text as word frequency counts, ignoring grammar and word order. It’s simple but effective for identifying the presence of important terms.</text:span></text:p>
        </text:list-item>
        <text:list-item>
          <text:p text:style-name="P16"><text:span text:style-name="T5">TF-IDF: This method assigns weight to each term based on its frequency in the document relative to other documents. Terms that are common in many documents receive lower scores, while rare terms receive higher scores.</text:span></text:p>
        </text:list-item>
        <text:list-item>
          <text:p text:style-name="P16"><text:span text:style-name="T5">Why It’s Useful: Vectorization makes it possible to apply statistical and machine learning methods to text, as these methods require numerical inputs.</text:span></text:p>
        </text:list-item>
        <text:list-item>
          <text:p text:style-name="P16"><text:span text:style-name="T5">Example:</text:span></text:p>
          <text:list>
            <text:list-item>
              <text:p text:style-name="P40"><text:span text:style-name="T5">Input Texts: “The cat sat on the mat.”, “The dog sat on the log.”</text:span></text:p>
            </text:list-item>
            <text:list-item>
              <text:p text:style-name="P43"><text:span text:style-name="T5">Bag-of-Words Matrix: [ [“cat”: 1, “dog”: 0, “sat”: 1, “mat”: 1], [“cat”: 0, “dog”: 1, “sat”: 1, “log”: 1] ]</text:span></text:p>
            </text:list-item>
          </text:list>
        </text:list-item>
      </text:list>
      <text:p text:style-name="P49"><text:bookmark text:name="_4ans6i2qzslq"/><text:span text:style-name="T6">Advanced Text Processing Techniques</text:span></text:p>
      <text:p text:style-name="P52"><text:bookmark text:name="_ulsjve8m4bk6"/><text:span text:style-name="T4">Part-of-Speech (POS) Tagging</text:span></text:p>
      <text:list xml:id="list313568008" text:style-name="WWNum9">
        <text:list-item>
          <text:p text:style-name="P9"><text:span text:style-name="T5">What It Is: POS tagging assigns grammatical labels, like noun, verb, adjective, etc., to each word in a sentence.</text:span></text:p>
        </text:list-item>
        <text:list-item>
          <text:p text:style-name="P17"><text:span text:style-name="T5">Why It’s Useful: POS tagging helps in understanding the structure and context of sentences. It’s essential for complex NLP tasks like dependency parsing and named entity recognition.</text:span></text:p>
        </text:list-item>
        <text:list-item>
          <text:p text:style-name="P17"><text:span text:style-name="T5">Example:</text:span></text:p>
          <text:list>
            <text:list-item>
              <text:p text:style-name="P41"><text:span text:style-name="T5">Input Text: “The quick brown fox jumps over the lazy dog.”</text:span></text:p>
            </text:list-item>
            <text:list-item>
              <text:p text:style-name="P44"><text:span text:style-name="T5">POS Tags: [The: DET, quick: ADJ, brown: ADJ, fox: NOUN, jumps: VERB, over: ADP, the: DET, lazy: ADJ, dog: NOUN]</text:span></text:p>
            </text:list-item>
          </text:list>
        </text:list-item>
      </text:list>
      <text:p text:style-name="P52"><text:bookmark text:name="_l99zirq6dwoy"/><text:span text:style-name="T4">Named Entity Recognition (NER)</text:span></text:p>
      <text:list xml:id="list1774042027" text:style-name="WWNum6">
        <text:list-item>
          <text:p text:style-name="P10"><text:span text:style-name="T5">What It Is: NER identifies specific entities within text, such as names of people, locations, organizations, dates, and more.</text:span></text:p>
        </text:list-item>
        <text:list-item>
          <text:p text:style-name="P18"><text:span text:style-name="T5">Why It’s Useful: Extracting named entities helps in information retrieval, document categorization, and question-answering systems.</text:span></text:p>
        </text:list-item>
        <text:list-item>
          <text:p text:style-name="P18"><text:span text:style-name="T5">Example:</text:span></text:p>
          <text:list>
            <text:list-item>
              <text:p text:style-name="P42"><text:span text:style-name="T5">Input Text: “Apple Inc. announced new products at their event in San Francisco.”</text:span></text:p>
            </text:list-item>
            <text:list-item>
              <text:p text:style-name="P45"><text:span text:style-name="T5">NER Output: [Apple Inc.: Organization, San Francisco: Location]</text:span></text:p>
            </text:list-item>
          </text:list>
        </text:list-item>
      </text:list>
      <text:p text:style-name="P1"/>
      <text:p text:style-name="P1">Text processing is important because it helps us extract meaningful insights from raw textual data, which can be used in machine learning models for classification, sentiment analysis, etc.</text:p>
      <text:p text:style-name="Standard"><text:soft-page-break/><draw:rect text:anchor-type="as-char" style:rel-width="100%" draw:z-index="0" draw:style-name="gr1" draw:text-style-name="P53" svg:width="0.0012in" svg:height="0.0213in"><text:p/></draw:rect></text:p>
      <text:p text:style-name="P48"><text:bookmark text:name="_ux86y9ys2i2k"/><text:span text:style-name="T1">2. NLTK Toolkit (Link:</text:span><text:a xlink:type="simple" xlink:href="https://www.nltk.org/" text:style-name="ListLabel_20_109" text:visited-style-name="ListLabel_20_109"><text:span text:style-name="T1"> </text:span></text:a><text:a xlink:type="simple" xlink:href="https://www.nltk.org/" text:style-name="ListLabel_20_110" text:visited-style-name="ListLabel_20_110"><text:span text:style-name="T3">NLTK Documentation</text:span></text:a><text:span text:style-name="T1">)</text:span></text:p>
      <text:p text:style-name="P51"><text:bookmark text:name="_wejpmr2isrwv"/><text:span text:style-name="T2">What is NLTK?</text:span></text:p>
      <text:p text:style-name="P1">NLTK (Natural Language Toolkit) is a popular Python library used for working with human language data (text). It provides easy-to-use interfaces for over 50 corpora and lexical resources like WordNet. It's one of the most widely used tools for text processing in Python.</text:p>
      <text:p text:style-name="P1">NLTK is one of the most widely used libraries for text processing in Python. It is designed for both research and educational purposes and provides a variety of tools for processing and analyzing text data.</text:p>
      <text:p text:style-name="P1"><text:span text:style-name="T8">Example:</text:span></text:p>
      <text:p text:style-name="Standard"><text:span text:style-name="T9">import nltk</text:span></text:p>
      <text:p text:style-name="Standard"><text:span text:style-name="T9">from nltk.tokenize import word_tokenize</text:span></text:p>
      <text:p text:style-name="Standard"><text:span text:style-name="T9">text = "Hello, this is an example sentence."</text:span></text:p>
      <text:p text:style-name="Standard"><text:span text:style-name="T9">tokens = word_tokenize(text)</text:span></text:p>
      <text:p text:style-name="Standard"><text:span text:style-name="T9">print(tokens)</text:span></text:p>
      <text:p text:style-name="P51"><text:bookmark text:name="_mexy7qiv4dq3"/><text:span text:style-name="T2">Key Features of NLTK:</text:span></text:p>
      <text:list xml:id="list3634244231" text:style-name="WWNum8">
        <text:list-item>
          <text:p text:style-name="P28"><text:span text:style-name="T8">Text Preprocessing:</text:span> NLTK offers tools to perform tokenization, stemming, lemmatization, and POS tagging.</text:p>
        </text:list-item>
        <text:list-item>
          <text:p text:style-name="P19"><text:span text:style-name="T8">Corpora and Datasets:</text:span> NLTK comes with several corpora, like movie reviews, twitter data, and others, which are ready to be used for machine learning or linguistic analysis.</text:p>
        </text:list-item>
        <text:list-item>
          <text:p text:style-name="P19"><text:span text:style-name="T8">Text Analysis Tools:</text:span> You can easily analyze text by applying various methods like sentiment analysis, part-of-speech tagging, and named entity recognition (NER).</text:p>
        </text:list-item>
        <text:list-item>
          <text:p text:style-name="P32"><text:span text:style-name="T8">Visualization Tools:</text:span> NLTK also includes tools for visualizing text data, including word frequency plots and tree diagrams.</text:p>
        </text:list-item>
      </text:list>
      <text:p text:style-name="P51"><text:bookmark text:name="_154wqpc8b897"/><text:span text:style-name="T2">Commonly Used NLTK Functions:</text:span></text:p>
      <text:list xml:id="list3085342374" text:style-name="WWNum2">
        <text:list-item>
          <text:p text:style-name="P29"><text:span text:style-name="T10">word_tokenize()</text:span>: Tokenizes a string into individual words.</text:p>
        </text:list-item>
        <text:list-item>
          <text:p text:style-name="P20"><text:span text:style-name="T10">sent_tokenize()</text:span>: Tokenizes a string into sentences.</text:p>
        </text:list-item>
        <text:list-item>
          <text:p text:style-name="P20"><text:span text:style-name="T10">stem()</text:span>: Applies stemming algorithms.</text:p>
        </text:list-item>
        <text:list-item>
          <text:p text:style-name="P20"><text:span text:style-name="T10">pos_tag()</text:span>: Tags parts of speech for each word in a sentence.</text:p>
        </text:list-item>
        <text:list-item>
          <text:p text:style-name="P33"><text:soft-page-break/><text:span text:style-name="T10">ne_chunk()</text:span>: Identifies named entities (such as names of people, places, and organizations).</text:p>
        </text:list-item>
      </text:list>
      <text:p text:style-name="P1">NLTK is a good toolkit for those getting started with NLP because of its simplicity and wide array of functions.</text:p>
      <text:p text:style-name="Standard"><draw:rect text:anchor-type="as-char" style:rel-width="100%" draw:z-index="1" draw:style-name="gr1" draw:text-style-name="P53" svg:width="0.0012in" svg:height="0.0213in"><text:p/></draw:rect></text:p>
      <text:p text:style-name="P48"><text:bookmark text:name="_72x3az8em3sp"/><text:span text:style-name="T1">3. NLP with SpaCy (Link:</text:span><text:a xlink:type="simple" xlink:href="https://realpython.com/natural-language-processing-spacy-python/" text:style-name="ListLabel_20_109" text:visited-style-name="ListLabel_20_109"><text:span text:style-name="T1"> </text:span></text:a><text:a xlink:type="simple" xlink:href="https://realpython.com/natural-language-processing-spacy-python/" text:style-name="ListLabel_20_110" text:visited-style-name="ListLabel_20_110"><text:span text:style-name="T3">NLP with SpaCy</text:span></text:a><text:span text:style-name="T1">)</text:span></text:p>
      <text:p text:style-name="P51"><text:bookmark text:name="_cvcqdb8ze5q7"/><text:span text:style-name="T2">What is SpaCy?</text:span></text:p>
      <text:p text:style-name="P1">SpaCy is a fast, efficient, and production-ready NLP library in Python. Unlike NLTK, which is more academic and research-focused, SpaCy is designed for real-world applications and is optimized for speed. </text:p>
      <text:p text:style-name="P1">SpaCy is a modern, efficient NLP library used for text processing in production environments. It’s fast, accurate, and comes with pre-trained models that can be used for tasks such as named entity recognition and text classification.</text:p>
      <text:p text:style-name="P1"><text:span text:style-name="T8">Example:</text:span></text:p>
      <text:p text:style-name="Standard"><text:span text:style-name="T9">import spacy</text:span></text:p>
      <text:p text:style-name="Standard"><text:span text:style-name="T9">nlp = spacy.load("en_core_web_sm")</text:span></text:p>
      <text:p text:style-name="Standard"><text:span text:style-name="T9">doc = nlp("Apple is looking at buying U.K. startup for $1 billion")</text:span></text:p>
      <text:p text:style-name="Standard"><text:span text:style-name="T9">for entity in doc.ents:</text:span></text:p>
      <text:p text:style-name="Standard"><text:span text:style-name="T9"><text:s text:c="4"/>print(f"{entity.text} ({entity.label_})")</text:span></text:p>
      <text:p text:style-name="P51"><text:bookmark text:name="_qgel5ar0qkws"/><text:span text:style-name="T2">Key Features of SpaCy:</text:span></text:p>
      <text:list xml:id="list759281513" text:style-name="WWNum5">
        <text:list-item>
          <text:p text:style-name="P30"><text:span text:style-name="T8">Pre-trained Models:</text:span> SpaCy comes with pre-trained models for many languages, making it easy to start working on a variety of text processing tasks.</text:p>
        </text:list-item>
        <text:list-item>
          <text:p text:style-name="P21"><text:span text:style-name="T8">Speed and Efficiency:</text:span> SpaCy is optimized for performance, making it a good choice for production systems and handling large text datasets.</text:p>
        </text:list-item>
        <text:list-item>
          <text:p text:style-name="P21"><text:span text:style-name="T8">Part-of-Speech Tagging and Dependency Parsing:</text:span> SpaCy provides excellent POS tagging and syntactic analysis tools.</text:p>
        </text:list-item>
        <text:list-item>
          <text:p text:style-name="P34"><text:span text:style-name="T8">Named Entity Recognition (NER):</text:span> SpaCy’s NER component is one of the best in the industry, helping identify entities like dates, locations, and organizations.</text:p>
        </text:list-item>
      </text:list>
      <text:p text:style-name="P51"><text:bookmark text:name="_qtl0emywlym"/><text:span text:style-name="T2">Commonly Used SpaCy Functions:</text:span></text:p>
      <text:list xml:id="list1230781510" text:style-name="WWNum1">
        <text:list-item>
          <text:p text:style-name="P31"><text:span text:style-name="T10">spacy.load()</text:span>: Loads a pre-trained language model.</text:p>
        </text:list-item>
        <text:list-item>
          <text:p text:style-name="P22"><text:span text:style-name="T10">doc = nlp(text)</text:span>: Processes the text using the loaded model.</text:p>
        </text:list-item>
        <text:list-item>
          <text:p text:style-name="P22"><text:soft-page-break/><text:span text:style-name="T10">doc.ents</text:span>: Extracts named entities from the text.</text:p>
        </text:list-item>
        <text:list-item>
          <text:p text:style-name="P22"><text:span text:style-name="T10">doc.tag_</text:span>: Extracts part-of-speech tags.</text:p>
        </text:list-item>
        <text:list-item>
          <text:p text:style-name="P22"><text:span text:style-name="T10">doc.lemma_</text:span>: Lemmatizes the words in the text.</text:p>
        </text:list-item>
        <text:list-item>
          <text:p text:style-name="P35"><text:span text:style-name="T10">doc.vector</text:span>: Retrieves the word vector representation of the document.</text:p>
        </text:list-item>
      </text:list>
      <text:p text:style-name="P1">SpaCy’s design emphasizes easy integration into machine learning workflows. It’s well-suited for tasks that require high performance and scalability, such as named entity recognition, dependency parsing, and text classification.<draw:rect text:anchor-type="as-char" style:rel-width="100%" draw:z-index="2" draw:style-name="gr2" draw:text-style-name="P53" svg:width="0.0012in" svg:height="0.0213in"><text:p/></draw:rect></text:p>
      <text:p text:style-name="P1"><text:span text:style-name="T11">Difference between Spacy and NLTK:</text:span></text:p>
      <text:p text:style-name="P2"/>
      <table:table table:name="Table1" table:style-name="Table1">
        <table:table-column table:style-name="Table1.A"/>
        <table:table-column table:style-name="Table1.B"/>
        <table:table-row table:style-name="Table1.1">
          <table:table-cell table:style-name="Table1.A1" office:value-type="string">
            <text:p text:style-name="P46"><text:span text:style-name="T11">Spacy</text:span></text:p>
          </table:table-cell>
          <table:table-cell table:style-name="Table1.A1" office:value-type="string">
            <text:p text:style-name="P46"><text:span text:style-name="T11">NLTK</text:span></text:p>
          </table:table-cell>
        </table:table-row>
        <table:table-row table:style-name="Table1.1">
          <table:table-cell table:style-name="Table1.A1" office:value-type="string">
            <text:p text:style-name="P47">Spacy is Object Oriented.</text:p>
          </table:table-cell>
          <table:table-cell table:style-name="Table1.A1" office:value-type="string">
            <text:p text:style-name="P47">NLTK is mainly a string processing library.</text:p>
          </table:table-cell>
        </table:table-row>
        <table:table-row table:style-name="Table1.1">
          <table:table-cell table:style-name="Table1.A1" office:value-type="string">
            <text:p text:style-name="P47">Spacy is user friendly.</text:p>
          </table:table-cell>
          <table:table-cell table:style-name="Table1.A1" office:value-type="string">
            <text:p text:style-name="P47">NLTK is also user friendly but probably less user friendly compared to Spacy.</text:p>
          </table:table-cell>
        </table:table-row>
        <table:table-row table:style-name="Table1.1">
          <table:table-cell table:style-name="Table1.A1" office:value-type="string">
            <text:p text:style-name="P47">Provides the most efficient NLP algorithm for a given task. Hence if you care about the result, go with spacy.</text:p>
          </table:table-cell>
          <table:table-cell table:style-name="Table1.A1" office:value-type="string">
            <text:p text:style-name="P47">Provides access to many algorithms. If you care about specific algo and customizations go with NLTK.</text:p>
          </table:table-cell>
        </table:table-row>
        <table:table-row table:style-name="Table1.1">
          <table:table-cell table:style-name="Table1.A1" office:value-type="string">
            <text:p text:style-name="P47">Spacy is a new library and has a very active user community.</text:p>
          </table:table-cell>
          <table:table-cell table:style-name="Table1.A1" office:value-type="string">
            <text:p text:style-name="P47">NLTK is an old library. User community as active as Spacy.</text:p>
          </table:table-cell>
        </table:table-row>
        <table:table-row table:style-name="Table1.1">
          <table:table-cell table:style-name="Table1.A1" office:value-type="string">
            <text:p text:style-name="P47">Perfect for app developers.</text:p>
          </table:table-cell>
          <table:table-cell table:style-name="Table1.A1" office:value-type="string">
            <text:p text:style-name="P47">Perfect for researchers.</text:p>
          </table:table-cell>
        </table:table-row>
      </table:table>
      <text:p text:style-name="P1"><draw:rect text:anchor-type="as-char" style:rel-width="100%" draw:z-index="3" draw:style-name="gr2" draw:text-style-name="P53" svg:width="0.0012in" svg:height="0.0213in"><text:p/></draw:rect></text:p>
      <text:p text:style-name="P51"><text:bookmark text:name="_wu384zqlu4o4"/><text:span text:style-name="T2">Conclusion:</text:span></text:p>
      <text:p text:style-name="P1">Both NLTK and SpaCy are powerful tools for NLP tasks. NLTK is ideal for those starting out with NLP and is rich with educational resources. SpaCy, on the other hand, is designed for real-world applications where speed and scalability are critical. Understanding both will help decide which tool to use depending on the scale and nature of the NLP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 style:display-name="ListLabel 83"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0d0d0d"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000000" fo:font-size="13pt" fo:font-weight="bold" style:font-size-asian="13pt" style:font-weight-asian="bold"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style:text-properties fo:color="#1155cc" fo:font-size="13pt" style:text-underline-style="solid" style:text-underline-width="auto" style:text-underline-color="font-color" fo:font-weight="bold" style:font-size-asian="13pt" style:font-weight-asian="bold"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6" meta:paragraph-count="124" meta:word-count="1553" meta:character-count="9976" meta:non-whitespace-character-count="8603"/>
    <meta:generator>LibreOfficeDev/6.0.5.2$Linux_X86_64 LibreOffice_project/</meta:generator>
  </office:meta>
</office:document-meta>
</file>